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ee3c7" officeooo:paragraph-rsid="000ee3c7"/>
    </style:style>
    <style:style style:name="P2" style:family="paragraph" style:parent-style-name="Standard">
      <style:text-properties officeooo:rsid="00106d93" officeooo:paragraph-rsid="00106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c.HubU=... <text:s text:c="21"/>// U for each state, [state_label, U] or blank</text:p>
      <text:p text:style-name="P2">[1,10;2,10;3,10;4,10;5,10;6,10;7,10;8,10;9,10;10,10]</text:p>
      <text:p text:style-name="P2">scc.Charge=...<text:tab/><text:tab/><text:tab/><text:tab/> <text:s text:c="5"/>// charge of each state, 1x total state</text:p>
      <text:p text:style-name="P2">[1,1,1,0,0,1,1,1,0,0,1,1,1,1,1,1] <text:s text:c="20"/></text:p>
      <text:p text:style-name="P2">scc.Mixing=[1] <text:s text:c="19"/>// mixing parameter, 0~1</text:p>
      <text:p text:style-name="P2">scc.Iteration=[30] <text:s text:c="15"/>// maximal iterations, integer</text:p>
      <text:p text:style-name="P2">scc.Converge=[10^-3] <text:s text:c="13"/>// convergence criterion, real, at least &lt; 0.1</text:p>
      <text:p text:style-name="P2">scc.Mesh=[15,15,15] <text:s text:c="14"/>// k-space mesh for Ef, (1x1,1x2,1x3), large for metal</text:p>
      <text:p text:style-name="P2">scc.Temperature=[100] <text:s text:c="12"/>// temperature for searching Ef, large for insulator</text:p>
      <text:p text:style-name="P2">scc.Memory='max' <text:s/><text:tab/><text:tab/><text:tab/> <text:s text:c="5"/>// 'normal', 'max', 'HDD' to store H_k</text:p>
      <text:p text:style-name="P2"/>
      <text:p text:style-name="P2">============= PiLib Variable =============</text:p>
      <text:p text:style-name="P2">scc.E_Fermi, @full, the Fermi level</text:p>
      <text:p text:style-name="P2">ORDER= <text:s text:c="3"/>0, SIZE=[ <text:s text:c="3"/>1, <text:s text:c="3"/>1], TYPE=REAL</text:p>
      <text:p text:style-name="P2"/>
      <text:p text:style-name="P2"><text:s text:c="11"/>1</text:p>
      <text:p text:style-name="P2"/>
      <text:p text:style-name="P2"><text:s text:c="4"/>1.106961</text:p>
      <text:p text:style-name="P2"/>
      <text:p text:style-name="P2">============= PiLib Variable =============</text:p>
      <text:p text:style-name="P2">scc.E_gap, @full, the band gap</text:p>
      <text:p text:style-name="P2">ORDER= <text:s text:c="3"/>0, SIZE=[ <text:s text:c="3"/>1, <text:s text:c="3"/>1], TYPE=REAL</text:p>
      <text:p text:style-name="P2"/>
      <text:p text:style-name="P2"><text:s text:c="11"/>1</text:p>
      <text:p text:style-name="P2"/>
      <text:p text:style-name="P2"><text:s text:c="4"/>4.677996</text:p>
      <text:p text:style-name="P2"/>
      <text:p text:style-name="P2">============= PiLib Variable =============</text:p>
      <text:p text:style-name="P2">scc.DM_out, @t-sp, the output density matrix</text:p>
      <text:p text:style-name="P2">ORDER= <text:s text:c="3"/>1, SIZE=[ <text:s text:c="2"/>17, <text:s text:c="3"/>3], TYPE=SPARSE</text:p>
      <text:p text:style-name="P2"/>
      <text:p text:style-name="P2"><text:s text:c="7"/>1 <text:s text:c="6"/>2 <text:s text:c="20"/>3</text:p>
      <text:p text:style-name="P2"/>
      <text:p text:style-name="P2"><text:s text:c="6"/>16 <text:s text:c="5"/>16 <text:s text:c="3"/>0.000000 <text:s/>0.000000</text:p>
      <text:p text:style-name="P2"><text:s text:c="7"/>1 <text:s text:c="6"/>1 <text:s text:c="3"/>0.099891 <text:s/>0.000000</text:p>
      <text:p text:style-name="P2"><text:s text:c="7"/>2 <text:s text:c="6"/>2 <text:s text:c="3"/>0.099868 <text:s/>0.000000</text:p>
      <text:p text:style-name="P2"><text:s text:c="7"/>3 <text:s text:c="6"/>3 <text:s text:c="3"/>0.099865 <text:s/>0.000000</text:p>
      <text:p text:style-name="P2"><text:s text:c="7"/>4 <text:s text:c="6"/>4 <text:s text:c="3"/>0.015352 <text:s/>0.000000</text:p>
      <text:p text:style-name="P2"><text:s text:c="7"/>5 <text:s text:c="6"/>5 <text:s text:c="3"/>0.014631 <text:s/>0.000000</text:p>
      <text:p text:style-name="P2"><text:s text:c="7"/>6 <text:s text:c="6"/>6 <text:s text:c="3"/>0.099891 <text:s/>0.000000</text:p>
      <text:p text:style-name="P2"><text:s text:c="7"/>7 <text:s text:c="6"/>7 <text:s text:c="3"/>0.099868 <text:s/>0.000000</text:p>
      <text:p text:style-name="P2"><text:s text:c="7"/>8 <text:s text:c="6"/>8 <text:s text:c="3"/>0.099865 <text:s/>0.000000</text:p>
      <text:p text:style-name="P2"><text:s text:c="7"/>9 <text:s text:c="6"/>9 <text:s text:c="3"/>0.015352 <text:s/>0.000000</text:p>
      <text:p text:style-name="P2"><text:s text:c="6"/>10 <text:s text:c="5"/>10 <text:s text:c="3"/>0.014631 <text:s/>0.000000</text:p>
      <text:p text:style-name="P2"><text:s text:c="6"/>11 <text:s text:c="5"/>11 <text:s text:c="3"/>0.089999 <text:s/>0.000000</text:p>
      <text:p text:style-name="P2"><text:s text:c="6"/>12 <text:s text:c="5"/>12 <text:s text:c="3"/>0.090280 <text:s/>0.000000</text:p>
      <text:p text:style-name="P2"><text:s text:c="6"/>13 <text:s text:c="5"/>13 <text:s text:c="3"/>0.090114 <text:s/>0.000000</text:p>
      <text:p text:style-name="P2"><text:s text:c="6"/>14 <text:s text:c="5"/>14 <text:s text:c="3"/>0.089999 <text:s/>0.000000</text:p>
      <text:p text:style-name="P2"><text:s text:c="6"/>15 <text:s text:c="5"/>15 <text:s text:c="3"/>0.090280 <text:s/>0.000000</text:p>
      <text:p text:style-name="P2"><text:s text:c="6"/>16 <text:s text:c="5"/>16 <text:s text:c="3"/>0.090114 <text:s/>0.000000</text:p>
      <text:p text:style-name="P2"/>
      <text:p text:style-name="P2">============= PiLib Variable =============</text:p>
      <text:p text:style-name="P2">scc.U_mat, @t-sp, the Hubbard potential matrix</text:p>
      <text:p text:style-name="P2">ORDER= <text:s text:c="3"/>1, SIZE=[ <text:s text:c="2"/>11, <text:s text:c="3"/>3], TYPE=SPARSE</text:p>
      <text:p text:style-name="P2"/>
      <text:p text:style-name="P2"><text:s text:c="7"/>1 <text:s text:c="6"/>2 <text:s text:c="20"/>3</text:p>
      <text:p text:style-name="P2"/>
      <text:p text:style-name="P2"><text:soft-page-break/><text:s text:c="6"/>16 <text:s text:c="5"/>16 <text:s text:c="3"/>0.000000 <text:s/>0.000000</text:p>
      <text:p text:style-name="P2"><text:s text:c="7"/>1 <text:s text:c="6"/>1 <text:s text:c="2"/>-0.498900 <text:s/>0.000000</text:p>
      <text:p text:style-name="P2"><text:s text:c="7"/>2 <text:s text:c="6"/>2 <text:s text:c="2"/>-0.498700 <text:s/>0.000000</text:p>
      <text:p text:style-name="P2"><text:s text:c="7"/>3 <text:s text:c="6"/>3 <text:s text:c="2"/>-0.498700 <text:s/>0.000000</text:p>
      <text:p text:style-name="P2"><text:s text:c="7"/>4 <text:s text:c="6"/>4 <text:s text:c="3"/>0.346500 <text:s/>0.000000</text:p>
      <text:p text:style-name="P2"><text:s text:c="7"/>5 <text:s text:c="6"/>5 <text:s text:c="3"/>0.353700 <text:s/>0.000000</text:p>
      <text:p text:style-name="P2"><text:s text:c="7"/>6 <text:s text:c="6"/>6 <text:s text:c="2"/>-0.498900 <text:s/>0.000000</text:p>
      <text:p text:style-name="P2"><text:s text:c="7"/>7 <text:s text:c="6"/>7 <text:s text:c="2"/>-0.498700 <text:s/>0.000000</text:p>
      <text:p text:style-name="P2"><text:s text:c="7"/>8 <text:s text:c="6"/>8 <text:s text:c="2"/>-0.498700 <text:s/>0.000000</text:p>
      <text:p text:style-name="P2"><text:s text:c="7"/>9 <text:s text:c="6"/>9 <text:s text:c="3"/>0.346500 <text:s/>0.000000</text:p>
      <text:p text:style-name="P2"><text:s text:c="6"/>10 <text:s text:c="5"/>10 <text:s text:c="3"/>0.353700 <text:s/>0.000000</text:p>
      <text:p text:style-name="P2"/>
      <text:p text:style-name="P2">============= PiLib Variable =============</text:p>
      <text:p text:style-name="P2">scc.H_onsite, @t-sp, H_onsite(hop.onsite_E+hop.LS_mat+scc.U_mat)</text:p>
      <text:p text:style-name="P2">ORDER= <text:s text:c="3"/>1, SIZE=[ <text:s text:c="2"/>17, <text:s text:c="3"/>3], TYPE=SPARSE</text:p>
      <text:p text:style-name="P2"/>
      <text:p text:style-name="P2"><text:s text:c="7"/>1 <text:s text:c="6"/>2 <text:s text:c="20"/>3</text:p>
      <text:p text:style-name="P2"/>
      <text:p text:style-name="P2"><text:s text:c="6"/>16 <text:s text:c="5"/>16 <text:s text:c="3"/>0.000000 <text:s/>0.000000</text:p>
      <text:p text:style-name="P2"><text:s text:c="7"/>1 <text:s text:c="6"/>1 <text:s text:c="2"/>-0.798900 <text:s/>0.000000</text:p>
      <text:p text:style-name="P2"><text:s text:c="7"/>2 <text:s text:c="6"/>2 <text:s text:c="2"/>-0.798700 <text:s/>0.000000</text:p>
      <text:p text:style-name="P2"><text:s text:c="7"/>3 <text:s text:c="6"/>3 <text:s text:c="2"/>-0.798700 <text:s/>0.000000</text:p>
      <text:p text:style-name="P2"><text:s text:c="7"/>4 <text:s text:c="6"/>4 <text:s text:c="3"/>0.346500 <text:s/>0.000000</text:p>
      <text:p text:style-name="P2"><text:s text:c="7"/>5 <text:s text:c="6"/>5 <text:s text:c="3"/>0.353700 <text:s/>0.000000</text:p>
      <text:p text:style-name="P2"><text:s text:c="7"/>6 <text:s text:c="6"/>6 <text:s text:c="2"/>-0.798900 <text:s/>0.000000</text:p>
      <text:p text:style-name="P2"><text:s text:c="7"/>7 <text:s text:c="6"/>7 <text:s text:c="2"/>-0.798700 <text:s/>0.000000</text:p>
      <text:p text:style-name="P2"><text:s text:c="7"/>8 <text:s text:c="6"/>8 <text:s text:c="2"/>-0.798700 <text:s/>0.000000</text:p>
      <text:p text:style-name="P2"><text:s text:c="7"/>9 <text:s text:c="6"/>9 <text:s text:c="3"/>0.346500 <text:s/>0.000000</text:p>
      <text:p text:style-name="P2"><text:s text:c="6"/>10 <text:s text:c="5"/>10 <text:s text:c="3"/>0.353700 <text:s/>0.000000</text:p>
      <text:p text:style-name="P2"><text:s text:c="6"/>11 <text:s text:c="5"/>11 <text:s text:c="2"/>-0.300000 <text:s/>0.000000</text:p>
      <text:p text:style-name="P2"><text:s text:c="6"/>12 <text:s text:c="5"/>12 <text:s text:c="2"/>-0.300000 <text:s/>0.000000</text:p>
      <text:p text:style-name="P2"><text:s text:c="6"/>13 <text:s text:c="5"/>13 <text:s text:c="2"/>-0.300000 <text:s/>0.000000</text:p>
      <text:p text:style-name="P2"><text:s text:c="6"/>14 <text:s text:c="5"/>14 <text:s text:c="2"/>-0.300000 <text:s/>0.000000</text:p>
      <text:p text:style-name="P2"><text:s text:c="6"/>15 <text:s text:c="5"/>15 <text:s text:c="2"/>-0.300000 <text:s/>0.000000</text:p>
      <text:p text:style-name="P2"><text:s text:c="6"/>16 <text:s text:c="5"/>16 <text:s text:c="2"/>-0.300000 <text:s/>0.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2:29:28.456000000</meta:creation-date>
    <dc:date>2014-09-28T15:14:34.156000000</dc:date>
    <meta:editing-duration>PT2H43M46S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77" meta:word-count="335" meta:character-count="3207" meta:non-whitespace-character-count="1933"/>
  </office:meta>
</office:document-meta>
</file>